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4.16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asure Uni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umérique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morbidité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présence de maladies associé cardiaque ou vasculaire tel que l'hypertension arterielle …Et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urée traitement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mois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rteur sonde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est ce que la patient a une sonde urinaire avant l'intervention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PSS*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international prostatic syptome score PRE OPERATOIRE = plus il est elevé plus le patient est gené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QOL</text:p>
          </table:table-cell>
          <table:table-cell table:style-name="ce2" office:value-type="string" calcext:value-type="string">
            <text:p>Catégorique ordonné</text:p>
          </table:table-cell>
          <table:table-cell table:style-name="ce2"/>
          <table:table-cell table:style-name="ce2" office:value-type="string" calcext:value-type="string">
            <text:p>score de qualité de vie PRE OPERATOIRE = plus il est elevé plus le patient est insatisfa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max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/sec</text:p>
          </table:table-cell>
          <table:table-cell table:style-name="ce2" office:value-type="string" calcext:value-type="string">
            <text:p>débit maximal urinaire PRE OPERATOIRE = plus il est elevé, plus la miciton est de bonne quali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SA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g/ml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olume prostatique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Résidu post mictionnel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residu post mictionnel = quantité d'urine retrouvé dans vessie après une miction, à l'état normal elle est de 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Indication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etention Vésicale Aigue, 2-echec du traitement medical, 3-Retention Vesicale Chronique, 4- Insuffisance Rénale, 5-Lithiase Vésicale, 6-diverticule, 7-hematurie, 8-infec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nesthési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Anesthésie loco-régionale <text:s/>2-Anésthésie Général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venement HD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evenement hémodynamique pendant l'intervention = perturbation de la tension arterielle durant l'intervention</text:p>
            <text:p>0-non, 1-hypotension, 2-bradycardie, 3-malaise vagu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chniqu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TUP-B, 2-VBBP-S, 3-Vap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ansfusion PerO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si oui ou non le patient a eu une transfusion pendant l'interven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emps OP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temps opératoi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olume Réséqué</text:p>
          </table:table-cell>
          <table:table-cell table:style-name="ce2" office:value-type="string" calcext:value-type="string">
            <text:p>Numérique</text:p>
          </table:table-cell>
          <table:table-cell table:number-columns-repeated="2" table:style-name="ce2" office:value-type="string" calcext:value-type="string">
            <text:p>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élai ablation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jours</text:p>
          </table:table-cell>
          <table:table-cell table:style-name="ce2" office:value-type="string" calcext:value-type="string">
            <text:p>délai d'blation de la sonde urinaire après l'interven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illotage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Reprise au bloc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1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9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9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9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2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2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2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5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5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5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8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8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8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4:28:35.112466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11:28.099418326</meta:creation-date>
    <dc:date>2017-12-17T20:18:12.602580956</dc:date>
    <meta:editing-duration>PT18M39S</meta:editing-duration>
    <meta:editing-cycles>3</meta:editing-cycles>
    <meta:generator>LibreOffice/4.2.8.2$Linux_X86_64 LibreOffice_project/420m0$Build-2</meta:generator>
    <meta:document-statistic meta:table-count="1" meta:cell-count="127" meta:object-count="0"/>
  </office:meta>
</office:document-meta>
</file>